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199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T1" style:family="text">
      <style:text-properties officeooo:rsid="0006b4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&gt; @Z:/Ex04_commands.sql</text:p>
      <text:p text:style-name="P2">SQL&gt; REM 1. Create a view named Blue_Flavor, which display the product details (product id,</text:p>
      <text:p text:style-name="P2">SQL&gt; REM <text:s text:c="3"/>food, price) of Blueberry flavor.</text:p>
      <text:p text:style-name="P2">SQL&gt; </text:p>
      <text:p text:style-name="P2">SQL&gt; create view Blue_flavor as (</text:p>
      <text:p text:style-name="P2"><text:s text:c="2"/>2 <text:s/>select pid, food, price</text:p>
      <text:p text:style-name="P2"><text:s text:c="2"/>3 <text:s/>from products</text:p>
      <text:p text:style-name="P2"><text:s text:c="2"/>4 <text:s/>where flavor = 'Blueberry');</text:p>
      <text:p text:style-name="P2"/>
      <text:p text:style-name="P2">View created.</text:p>
      <text:p text:style-name="P2"/>
      <text:p text:style-name="P2">SQL&gt; </text:p>
      <text:p text:style-name="P2">SQL&gt; select * from Blue_flavor;</text:p>
      <text:p text:style-name="P2"/>
      <text:p text:style-name="P2">PID <text:s text:c="12"/>FOOD <text:s text:c="21"/>PRICE <text:s text:c="32"/></text:p>
      <text:p text:style-name="P2">--------------- -------------------- ---------- <text:s text:c="32"/></text:p>
      <text:p text:style-name="P2">90-BLU-11 <text:s text:c="6"/>Tart <text:s text:c="22"/>3.25 <text:s text:c="32"/></text:p>
      <text:p text:style-name="P2">51-BLU <text:s text:c="9"/>Danish <text:s text:c="20"/>1.15 <text:s text:c="32"/></text:p>
      <text:p text:style-name="P2"/>
      <text:p text:style-name="P2">SQL&gt; select COLUMN_NAME, UPDATABLE from USER_UPDATABLE_COLUMNS where table_name = 'BLUE_FLAVOR';</text:p>
      <text:p text:style-name="P2"/>
      <text:p text:style-name="P2">COLUMN_NAME <text:s text:c="19"/>UPD <text:s text:c="45"/></text:p>
      <text:p text:style-name="P2">--------------------------------------------- <text:s text:c="42"/></text:p>
      <text:p text:style-name="P2">PID <text:s text:c="43"/>YES <text:s text:c="45"/></text:p>
      <text:p text:style-name="P2">FOOD <text:s text:c="38"/>YES <text:s text:c="45"/></text:p>
      <text:p text:style-name="P2">PRICE <text:s text:c="38"/>YES <text:s text:c="45"/></text:p>
      <text:p text:style-name="P2"/>
      <text:p text:style-name="P2">SQL&gt; </text:p>
      <text:p text:style-name="P2">SQL&gt; REM : Checking whether it is upadteble or not</text:p>
      <text:p text:style-name="P2">SQL&gt; insert into products values('74-A99C-7U','Blueberry','Icecream',2.34);</text:p>
      <text:p text:style-name="P2"/>
      <text:p text:style-name="P2">1 row created.</text:p>
      <text:p text:style-name="P2"/>
      <text:p text:style-name="P2">SQL&gt; select * from Blue_flavor;</text:p>
      <text:p text:style-name="P2"/>
      <text:p text:style-name="P2">PID <text:s text:c="18"/>FOOD <text:s text:c="14"/>PRICE <text:s text:c="32"/></text:p>
      <text:p text:style-name="P2">--------------- -------------------- ---------- <text:s text:c="32"/></text:p>
      <text:p text:style-name="P2">90-BLU-11 <text:s text:c="6"/>Tart <text:s text:c="20"/>3.25 <text:s text:c="32"/></text:p>
      <text:p text:style-name="P2">51-BLU <text:s text:c="11"/>Danish <text:s text:c="15"/>1.15 <text:s text:c="32"/></text:p>
      <text:p text:style-name="P2">74-A99C-7U <text:s text:c="4"/><text:span text:style-name="T1">I</text:span>cecream <text:s text:c="11"/>2.34 <text:s text:c="32"/></text:p>
      <text:p text:style-name="P2"/>
      <text:p text:style-name="P2">SQL&gt; </text:p>
      <text:p text:style-name="P2"/>
      <text:p text:style-name="P2"/>
      <text:p text:style-name="P2"/>
      <text:p text:style-name="P2"/>
      <text:p text:style-name="P2"><text:soft-page-break/>SQL&gt; update Blue_flavor</text:p>
      <text:p text:style-name="P2"><text:s text:c="2"/>2 <text:s/>set price = price+2</text:p>
      <text:p text:style-name="P2"><text:s text:c="2"/>3 <text:s/>where food = 'Tart';</text:p>
      <text:p text:style-name="P2"/>
      <text:p text:style-name="P2">1 row updated.</text:p>
      <text:p text:style-name="P2"/>
      <text:p text:style-name="P2">SQL&gt; </text:p>
      <text:p text:style-name="P2">SQL&gt; REM : upadte successful</text:p>
      <text:p text:style-name="P2">SQL&gt; select * from Blue_flavor;</text:p>
      <text:p text:style-name="P2"/>
      <text:p text:style-name="P2">PID <text:s text:c="17"/>FOOD <text:s text:c="14"/>PRICE <text:s text:c="32"/></text:p>
      <text:p text:style-name="P2">--------------- -------------------- ---------- <text:s text:c="32"/></text:p>
      <text:p text:style-name="P2">90-BLU-11 <text:s text:c="6"/>Tart <text:s text:c="22"/>5.25 <text:s text:c="32"/></text:p>
      <text:p text:style-name="P2">51-BLU <text:s text:c="11"/>Danish <text:s text:c="17"/>1.15 <text:s text:c="32"/></text:p>
      <text:p text:style-name="P2">74-A99C-7U <text:s text:c="4"/>Icecream <text:s text:c="13"/>2.34 <text:s text:c="32"/></text:p>
      <text:p text:style-name="P2"/>
      <text:p text:style-name="P2">SQL&gt; </text:p>
      <text:p text:style-name="P2">SQL&gt; delete from Blue_flavor</text:p>
      <text:p text:style-name="P2"><text:s text:c="2"/>2 <text:s/>where pid = '74-A99C-7U';</text:p>
      <text:p text:style-name="P2"/>
      <text:p text:style-name="P2">1 row deleted.</text:p>
      <text:p text:style-name="P2"/>
      <text:p text:style-name="P2">SQL&gt; </text:p>
      <text:p text:style-name="P2">SQL&gt; </text:p>
      <text:p text:style-name="P2">SQL&gt; </text:p>
      <text:p text:style-name="P2">SQL&gt; REM 2. Create a view named Cheap_Food, which display the details (product id, flavor,</text:p>
      <text:p text:style-name="P2">SQL&gt; REM <text:s text:c="3"/>food, price) of products with price lesser than $1. Ensure that, the price of these</text:p>
      <text:p text:style-name="P2">SQL&gt; REM <text:s text:c="3"/>food(s) should never rise above $1 through view.</text:p>
      <text:p text:style-name="P2">SQL&gt; </text:p>
      <text:p text:style-name="P2">SQL&gt; </text:p>
      <text:p text:style-name="P2">SQL&gt; create view cheap_food as (</text:p>
      <text:p text:style-name="P2"><text:s text:c="2"/>2 <text:s/>select pid, flavor, food, price</text:p>
      <text:p text:style-name="P2"><text:s text:c="2"/>3 <text:s/>from products</text:p>
      <text:p text:style-name="P2"><text:s text:c="2"/>4 <text:s/>where price &lt; 1)</text:p>
      <text:p text:style-name="P2"><text:s text:c="2"/>5 <text:s/>with check option;</text:p>
      <text:p text:style-name="P2"/>
      <text:p text:style-name="P2">View created.</text:p>
      <text:p text:style-name="P2"/>
      <text:p text:style-name="P2">SQL&gt; </text:p>
      <text:p text:style-name="P2">SQL&gt; select * from products values('88-DFG-9I','Mango','Pie',0.98)</text:p>
      <text:p text:style-name="P2"><text:s text:c="2"/>2 <text:s/></text:p>
      <text:p text:style-name="P2">SQL&gt; insert into cheap_food values('74-AC-7U','Apple','icecream',1);</text:p>
      <text:p text:style-name="P2">insert into cheap_food values('74-AC-7U','Apple','icecream',1)</text:p>
      <text:p text:style-name="P2"><text:s text:c="12"/>*</text:p>
      <text:p text:style-name="P2">ERROR at line 1:</text:p>
      <text:p text:style-name="P2">ORA-01402: view WITH CHECK OPTION where-clause violation </text:p>
      <text:p text:style-name="P2"/>
      <text:p text:style-name="P2"><text:soft-page-break/></text:p>
      <text:p text:style-name="P2">SQL&gt; insert into cheap_food values('74-AC-7U','Apple','icecream',0.99);</text:p>
      <text:p text:style-name="P2"/>
      <text:p text:style-name="P2">1 row created.</text:p>
      <text:p text:style-name="P2"/>
      <text:p text:style-name="P2">SQL&gt; </text:p>
      <text:p text:style-name="P2">SQL&gt; select * from cheap_food;</text:p>
      <text:p text:style-name="P2"/>
      <text:p text:style-name="P2">PID <text:s text:c="14"/>FLAVOR <text:s text:c="14"/>FOOD <text:s text:c="15"/>PRICE <text:s text:c="11"/></text:p>
      <text:p text:style-name="P2">--------------- -------------------- -------------------- ---------- <text:s text:c="11"/></text:p>
      <text:p text:style-name="P2">70-LEM <text:s text:c="9"/>Lemon <text:s text:c="15"/>Cookie <text:s text:c="20"/>.79 <text:s text:c="11"/></text:p>
      <text:p text:style-name="P2">70-W <text:s text:c="14"/>Walnut <text:s text:c="15"/>Cookie <text:s text:c="20"/>.79 <text:s text:c="11"/></text:p>
      <text:p text:style-name="P2">74-AC-7U <text:s text:c="6"/>Apple <text:s text:c="17"/>icecream <text:s text:c="17"/>.99 <text:s text:c="11"/></text:p>
      <text:p text:style-name="P2"/>
      <text:p text:style-name="P2">SQL&gt; </text:p>
      <text:p text:style-name="P2">SQL&gt; update cheap_food</text:p>
      <text:p text:style-name="P2"><text:s text:c="2"/>2 <text:s/>set price = price+2</text:p>
      <text:p text:style-name="P2"><text:s text:c="2"/>3 <text:s/>where food = 'icecream';</text:p>
      <text:p text:style-name="P2">update cheap_food</text:p>
      <text:p text:style-name="P2"><text:s text:c="7"/>*</text:p>
      <text:p text:style-name="P2">ERROR at line 1:</text:p>
      <text:p text:style-name="P2">ORA-01402: view WITH CHECK OPTION where-clause violation </text:p>
      <text:p text:style-name="P2">SQL&gt; </text:p>
      <text:p text:style-name="P2">SQL&gt; update cheap_food</text:p>
      <text:p text:style-name="P2"><text:s text:c="2"/>2 <text:s/>set price = price-0.5</text:p>
      <text:p text:style-name="P2"><text:s text:c="2"/>3 <text:s/>where food = 'icecream';</text:p>
      <text:p text:style-name="P2"/>
      <text:p text:style-name="P2">1 row updated.</text:p>
      <text:p text:style-name="P2"/>
      <text:p text:style-name="P2">SQL&gt; </text:p>
      <text:p text:style-name="P2">SQL&gt; </text:p>
      <text:p text:style-name="P2">SQL&gt; select * from cheap_food;</text:p>
      <text:p text:style-name="P2"/>
      <text:p text:style-name="P2">PID <text:s text:c="12"/>FLAVOR <text:s text:c="14"/>FOOD <text:s text:c="21"/>PRICE <text:s text:c="11"/></text:p>
      <text:p text:style-name="P2">--------------- -------------------- -------------------- ---------- <text:s text:c="11"/></text:p>
      <text:p text:style-name="P2">70-LEM <text:s text:c="9"/>Lemon <text:s text:c="14"/>Cookie <text:s text:c="21"/>.79 <text:s text:c="11"/></text:p>
      <text:p text:style-name="P2">70-W <text:s text:c="14"/>Walnut <text:s text:c="14"/>Cookie <text:s text:c="21"/>.79 <text:s text:c="11"/></text:p>
      <text:p text:style-name="P2">74-AC-7U <text:s text:c="6"/>Apple <text:s text:c="15"/>icecream <text:s text:c="19"/>.49 <text:s text:c="11"/></text:p>
      <text:p text:style-name="P2"/>
      <text:p text:style-name="P2">SQL&gt; </text:p>
      <text:p text:style-name="P2">SQL&gt; </text:p>
      <text:p text:style-name="P2">SQL&gt; delete from cheap_food</text:p>
      <text:p text:style-name="P2"><text:s text:c="2"/>2 <text:s/>where food = 'icecream';</text:p>
      <text:p text:style-name="P2"/>
      <text:p text:style-name="P2">1 row deleted.</text:p>
      <text:p text:style-name="P2"/>
      <text:p text:style-name="P2">SQL&gt;</text:p>
      <text:p text:style-name="P2"><text:soft-page-break/>SQL&gt; select * from cheap_food;</text:p>
      <text:p text:style-name="P2"/>
      <text:p text:style-name="P2">PID <text:s text:c="12"/>FLAVOR <text:s text:c="14"/>FOOD <text:s text:c="21"/>PRICE <text:s text:c="11"/></text:p>
      <text:p text:style-name="P2">--------------- -------------------- -------------------- ---------- <text:s text:c="11"/></text:p>
      <text:p text:style-name="P2">70-LEM <text:s text:c="9"/>Lemon <text:s text:c="15"/>Cookie <text:s text:c="21"/>.79 <text:s text:c="11"/></text:p>
      <text:p text:style-name="P2">70-W <text:s text:c="13"/>Walnut <text:s text:c="16"/>Cookie <text:s text:c="21"/>.79 <text:s text:c="11"/></text:p>
      <text:p text:style-name="P2"/>
      <text:p text:style-name="P2">SQL&gt; </text:p>
      <text:p text:style-name="P2">SQL&gt; select COLUMN_NAME, UPDATABLE from USER_UPDATABLE_COLUMNS where table_name = 'CHEAP_FOOD';</text:p>
      <text:p text:style-name="P2"/>
      <text:p text:style-name="P2">COLUMN_NAME <text:s text:c="6"/>UPD <text:s text:c="45"/></text:p>
      <text:p text:style-name="P2">------------------------------ --- <text:s text:c="45"/></text:p>
      <text:p text:style-name="P2">PID <text:s text:c="30"/>YES <text:s text:c="45"/></text:p>
      <text:p text:style-name="P2">FLAVOR <text:s text:c="21"/>YES <text:s text:c="45"/></text:p>
      <text:p text:style-name="P2">FOOD <text:s text:c="26"/>YES <text:s text:c="45"/></text:p>
      <text:p text:style-name="P2">PRICE <text:s text:c="25"/>YES <text:s text:c="45"/></text:p>
      <text:p text:style-name="P2"/>
      <text:p text:style-name="P2">SQL&gt; </text:p>
      <text:p text:style-name="P2">SQL&gt; </text:p>
      <text:p text:style-name="P2">SQL&gt; REM 3. Create a view called Hot_Food that show the product id and its quantity where the</text:p>
      <text:p text:style-name="P2">SQL&gt; REM <text:s text:c="3"/>same product is ordered more than once in the same receipt.</text:p>
      <text:p text:style-name="P2">SQL&gt; create view hot_food as (</text:p>
      <text:p text:style-name="P2"><text:s text:c="2"/>2 <text:s/>select i.item, count(*) as quantity</text:p>
      <text:p text:style-name="P2"><text:s text:c="2"/>3 <text:s/>from item_list i join receipts r on i.rno = r.rno</text:p>
      <text:p text:style-name="P2"><text:s text:c="2"/>4 <text:s/>where i.item = any(select i2.item</text:p>
      <text:p text:style-name="P2"><text:s text:c="2"/>5 <text:s/><text:tab/><text:tab/><text:tab/>from item_list i2</text:p>
      <text:p text:style-name="P2"><text:s text:c="2"/>6 <text:s/><text:tab/><text:tab/><text:tab/><text:tab/><text:tab/>where i2.rno=i.rno</text:p>
      <text:p text:style-name="P2"><text:s text:c="2"/>7 <text:s/><text:tab/><text:tab/><text:tab/><text:tab/><text:tab/>group by i2.item</text:p>
      <text:p text:style-name="P2"><text:s text:c="2"/>8 <text:s/><text:tab/><text:tab/><text:tab/><text:tab/><text:tab/>having count(*)&gt;1)</text:p>
      <text:p text:style-name="P2"><text:s text:c="2"/>9 <text:s/>group by i.item);</text:p>
      <text:p text:style-name="P2"/>
      <text:p text:style-name="P2">View creat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QL&gt; select * from hot_food;</text:p>
      <text:p text:style-name="P2"/>
      <text:p text:style-name="P2">ITEM <text:s text:c="10"/>COUNT <text:s text:c="53"/></text:p>
      <text:p text:style-name="P2">--------------- ---------- <text:s text:c="53"/></text:p>
      <text:p text:style-name="P2">70-R <text:s text:c="23"/>2 <text:s text:c="53"/></text:p>
      <text:p text:style-name="P2">90-APR-PF <text:s text:c="12"/>2 <text:s text:c="53"/></text:p>
      <text:p text:style-name="P2">50-APP <text:s text:c="18"/>2 <text:s text:c="53"/></text:p>
      <text:p text:style-name="P2">51-ATW <text:s text:c="17"/>2 <text:s text:c="53"/></text:p>
      <text:p text:style-name="P2">90-ALM-I <text:s text:c="14"/>2 <text:s text:c="53"/></text:p>
      <text:p text:style-name="P2">90-BER-11 <text:s text:c="13"/>2 <text:s text:c="53"/></text:p>
      <text:p text:style-name="P2">90-PEC-11 <text:s text:c="13"/>2 <text:s text:c="53"/></text:p>
      <text:p text:style-name="P2">70-M-CH-DZ <text:s text:c="9"/>2 <text:s text:c="53"/></text:p>
      <text:p text:style-name="P2">46-11 <text:s text:c="22"/>2 <text:s text:c="53"/></text:p>
      <text:p text:style-name="P2">70-M-CH-DZ <text:s text:c="9"/>2 <text:s text:c="53"/></text:p>
      <text:p text:style-name="P2">90-CHR-11 <text:s text:c="13"/>2 <text:s text:c="53"/></text:p>
      <text:p text:style-name="P2"/>
      <text:p text:style-name="P2">ITEM <text:s text:c="11"/>COUNT <text:s text:c="53"/></text:p>
      <text:p text:style-name="P2">--------------- ---------- <text:s text:c="53"/></text:p>
      <text:p text:style-name="P2">90-BLU-11 <text:s text:c="15"/>2 <text:s text:c="53"/></text:p>
      <text:p text:style-name="P2">50-CHS <text:s text:c="20"/>2 <text:s text:c="53"/></text:p>
      <text:p text:style-name="P2">70-M-CH-DZ <text:s text:c="11"/>2 <text:s text:c="53"/></text:p>
      <text:p text:style-name="P2">70-R <text:s text:c="25"/>2 <text:s text:c="53"/></text:p>
      <text:p text:style-name="P2">90-APP-11 <text:s text:c="15"/>2 <text:s text:c="53"/></text:p>
      <text:p text:style-name="P2">70-MAR <text:s text:c="19"/>2 <text:s text:c="53"/></text:p>
      <text:p text:style-name="P2">50-APR <text:s text:c="20"/>2 <text:s text:c="53"/></text:p>
      <text:p text:style-name="P2">51-BC <text:s text:c="23"/>2 <text:s text:c="53"/></text:p>
      <text:p text:style-name="P2">50-ALM <text:s text:c="19"/>2 <text:s text:c="53"/></text:p>
      <text:p text:style-name="P2"/>
      <text:p text:style-name="P2">SQL&gt; select COLUMN_NAME, UPDATABLE from USER_UPDATABLE_COLUMNS where table_name = 'HOT_FOOD';</text:p>
      <text:p text:style-name="P2"/>
      <text:p text:style-name="P2">COLUMN_NAME <text:s text:c="19"/>UPD <text:s text:c="45"/></text:p>
      <text:p text:style-name="P2">------------------------------ --- <text:s text:c="45"/></text:p>
      <text:p text:style-name="P2">ITEM <text:s text:c="26"/>NO <text:s text:c="46"/></text:p>
      <text:p text:style-name="P2">QUANTITY <text:s text:c="22"/>NO <text:s text:c="46"/></text:p>
      <text:p text:style-name="P2"/>
      <text:p text:style-name="P2">SQL&gt; </text:p>
      <text:p text:style-name="P2">SQL&gt;insert into item_list values(67341, 7,'51-BLU');</text:p>
      <text:p text:style-name="P2"/>
      <text:p text:style-name="P2">1 row creat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QL&gt; select * from hot_food;</text:p>
      <text:p text:style-name="P2"/>
      <text:p text:style-name="P2">ITEM <text:s text:c="16"/>COUNT <text:s text:c="53"/></text:p>
      <text:p text:style-name="P2">--------------- ---------- <text:s text:c="53"/></text:p>
      <text:p text:style-name="P2">70-R <text:s text:c="23"/>2 <text:s text:c="53"/></text:p>
      <text:p text:style-name="P2">90-APR-PF <text:s text:c="12"/>2 <text:s text:c="53"/></text:p>
      <text:p text:style-name="P2">50-APP <text:s text:c="18"/>2 <text:s text:c="53"/></text:p>
      <text:p text:style-name="P2">51-ATW <text:s text:c="17"/>2 <text:s text:c="53"/></text:p>
      <text:p text:style-name="P2">90-ALM-I <text:s text:c="14"/>2 <text:s text:c="53"/></text:p>
      <text:p text:style-name="P2">90-BER-11 <text:s text:c="12"/>2 <text:s text:c="53"/></text:p>
      <text:p text:style-name="P2">90-PEC-11 <text:s text:c="13"/>2 <text:s text:c="53"/></text:p>
      <text:p text:style-name="P2">70-M-CH-DZ <text:s text:c="8"/>2 <text:s text:c="53"/></text:p>
      <text:p text:style-name="P2">46-11 <text:s text:c="22"/>2 <text:s text:c="53"/></text:p>
      <text:p text:style-name="P2">70-M-CH-DZ <text:s text:c="9"/>2 <text:s text:c="53"/></text:p>
      <text:p text:style-name="P2">90-CHR-11 <text:s text:c="13"/>2 <text:s text:c="53"/></text:p>
      <text:p text:style-name="P2"/>
      <text:p text:style-name="P2">ITEM <text:s text:c="16"/>COUNT <text:s text:c="53"/></text:p>
      <text:p text:style-name="P2">--------------- ---------- <text:s text:c="53"/></text:p>
      <text:p text:style-name="P2">90-BLU-11 <text:s text:c="14"/>2 <text:s text:c="53"/></text:p>
      <text:p text:style-name="P2">50-CHS <text:s text:c="20"/>2 <text:s text:c="53"/></text:p>
      <text:p text:style-name="P2">70-M-CH-DZ <text:s text:c="10"/>2 <text:s text:c="53"/></text:p>
      <text:p text:style-name="P2">70-R <text:s text:c="25"/>2 <text:s text:c="53"/></text:p>
      <text:p text:style-name="P2">90-APP-11 <text:s text:c="15"/>2 <text:s text:c="53"/></text:p>
      <text:p text:style-name="P2">51-BLU <text:s text:c="20"/>2 <text:s text:c="53"/></text:p>
      <text:p text:style-name="P2">50-APR <text:s text:c="20"/>2 <text:s text:c="53"/></text:p>
      <text:p text:style-name="P2">51-BC <text:s text:c="22"/>2 <text:s text:c="53"/></text:p>
      <text:p text:style-name="P2">50-ALM <text:s text:c="19"/>2 <text:s text:c="9"/></text:p>
      <text:p text:style-name="P2"/>
      <text:p text:style-name="P2">SQL&gt; </text:p>
      <text:p text:style-name="P2">SQL&gt; delete from hot_food</text:p>
      <text:p text:style-name="P2"><text:s text:c="2"/>2 <text:s/>where item = 'A-B-c';</text:p>
      <text:p text:style-name="P2">delete from hot_food</text:p>
      <text:p text:style-name="P2"><text:s text:c="12"/>*</text:p>
      <text:p text:style-name="P2">ERROR at line 1:</text:p>
      <text:p text:style-name="P2">ORA-01732: data manipulation operation not legal on this view </text:p>
      <text:p text:style-name="P2"/>
      <text:p text:style-name="P2"/>
      <text:p text:style-name="P2">SQL&gt; </text:p>
      <text:p text:style-name="P2">SQL&gt; update hot_food</text:p>
      <text:p text:style-name="P2"><text:s text:c="2"/>2 <text:s/>set quantity = quantity+2</text:p>
      <text:p text:style-name="P2"><text:s text:c="2"/>3 <text:s/>where item = '46-11';</text:p>
      <text:p text:style-name="P2">update hot_food</text:p>
      <text:p text:style-name="P2"><text:s text:c="7"/>*</text:p>
      <text:p text:style-name="P2">ERROR at line 1:</text:p>
      <text:p text:style-name="P2">ORA-01732: data manipulation operation not legal on this view </text:p>
      <text:p text:style-name="P2"/>
      <text:p text:style-name="P2"/>
      <text:p text:style-name="P2"><text:soft-page-break/>SQL&gt; </text:p>
      <text:p text:style-name="P2">SQL&gt; </text:p>
      <text:p text:style-name="P2">SQL&gt; REM 4. Create a view named Pie_Food that will display the details (customer lname, flavor,</text:p>
      <text:p text:style-name="P2">SQL&gt; REM <text:s text:c="3"/>receipt number and date, ordinal) who had ordered the Pie food with receipt details.</text:p>
      <text:p text:style-name="P2">SQL&gt; create view pie_food as (</text:p>
      <text:p text:style-name="P2"><text:s text:c="2"/>2 <text:s/>select c.lname,p.flavor,r.rno,r.r_date, i.ordinal</text:p>
      <text:p text:style-name="P2"><text:s text:c="2"/>3 <text:s/>from customers c join receipts r on r.cid = c.cid join item_list i on i.rno = r.rno join products p on p.pid = i.item</text:p>
      <text:p text:style-name="P2"><text:s text:c="2"/>4 <text:s/>where p.food = 'Pie');</text:p>
      <text:p text:style-name="P2"/>
      <text:p text:style-name="P2">View created.</text:p>
      <text:p text:style-name="P2"/>
      <text:p text:style-name="P2">SQL&gt; </text:p>
      <text:p text:style-name="P2">SQL&gt; select * from pie_food;</text:p>
      <text:p text:style-name="P2"/>
      <text:p text:style-name="P2">LNAME <text:s text:c="15"/>FLAVOR <text:s text:c="16"/>RNO RDATE <text:s text:c="7"/>ORDINAL <text:s text:c="11"/></text:p>
      <text:p text:style-name="P2">-------------------- --------------- ---------- --------- ---------- <text:s text:c="11"/></text:p>
      <text:p text:style-name="P2">SOPKO <text:s text:c="15"/>Apple <text:s text:c="15"/>51991 17-OCT-07 <text:s text:c="9"/>1 <text:s text:c="11"/></text:p>
      <text:p text:style-name="P2">CRUZEN <text:s text:c="12"/>Apple <text:s text:c="15"/>44798 04-OCT-07 <text:s text:c="9"/>3 <text:s text:c="11"/></text:p>
      <text:p text:style-name="P2">SOPKO <text:s text:c="15"/>Apple <text:s text:c="15"/>29226 26-OCT-07 <text:s text:c="9"/>2 <text:s text:c="11"/></text:p>
      <text:p text:style-name="P2">LOGAN <text:s text:c="14"/>Apple <text:s text:c="15"/>66227 10-OCT-07 <text:s text:c="9"/>2 <text:s text:c="11"/></text:p>
      <text:p text:style-name="P2">HELING <text:s text:c="13"/>Apple <text:s text:c="15"/>53376 30-OCT-07 <text:s text:c="9"/>3 <text:s text:c="11"/></text:p>
      <text:p text:style-name="P2">LOGAN <text:s text:c="14"/>Apple <text:s text:c="15"/>39685 28-OCT-07 <text:s text:c="9"/>4 <text:s text:c="11"/></text:p>
      <text:p text:style-name="P2">HAFFERKAMP <text:s text:c="2"/>Apple <text:s text:c="15"/>50660 18-OCT-07 <text:s text:c="9"/>2 <text:s text:c="11"/></text:p>
      <text:p text:style-name="P2">CRUZEN <text:s text:c="13"/>Apple <text:s text:c="15"/>39109 02-OCT-07 <text:s text:c="9"/>1 <text:s text:c="11"/></text:p>
      <text:p text:style-name="P2">MESDAQ <text:s text:c="12"/>Apple <text:s text:c="15"/>98806 15-OCT-07 <text:s text:c="9"/>3 <text:s text:c="11"/></text:p>
      <text:p text:style-name="P2">SLINGLAND <text:s text:c="6"/>Apple <text:s text:c="15"/>47353 12-OCT-07 <text:s text:c="9"/>2 <text:s text:c="11"/></text:p>
      <text:p text:style-name="P2">SLINGLAND <text:s text:c="6"/>Apple <text:s text:c="15"/>87454 21-OCT-07 <text:s text:c="9"/>1 <text:s text:c="11"/></text:p>
      <text:p text:style-name="P2"/>
      <text:p text:style-name="P2">LNAME <text:s text:c="15"/>FLAVOR <text:s text:c="16"/>RNO RDATE <text:s text:c="7"/>ORDINAL <text:s text:c="11"/></text:p>
      <text:p text:style-name="P2">-------------------- --------------- ---------- --------- ---------- <text:s text:c="11"/></text:p>
      <text:p text:style-name="P2">ESPOSITA <text:s text:c="12"/>Apple <text:s text:c="15"/>48647 09-OCT-07 <text:s text:c="9"/>2 <text:s text:c="11"/></text:p>
      <text:p text:style-name="P2">ARNN <text:s text:c="19"/>Apple <text:s text:c="15"/>11548 21-OCT-07 <text:s text:c="9"/>2 <text:s text:c="3"/></text:p>
      <text:p text:style-name="P2"><text:s text:c="8"/></text:p>
      <text:p text:style-name="P2">SQL&gt; select COLUMN_NAME, UPDATABLE from USER_UPDATABLE_COLUMNS where table_name = 'PIE_FOOD';</text:p>
      <text:p text:style-name="P2"/>
      <text:p text:style-name="P2">COLUMN_NAME <text:s text:c="6"/>UPD <text:s text:c="45"/></text:p>
      <text:p text:style-name="P2">------------------------------ --- <text:s text:c="45"/></text:p>
      <text:p text:style-name="P2">LNAME <text:s text:c="25"/>NO <text:s text:c="46"/></text:p>
      <text:p text:style-name="P2">FLAVOR <text:s text:c="24"/>NO <text:s text:c="46"/></text:p>
      <text:p text:style-name="P2">RNO <text:s text:c="31"/>NO <text:s text:c="46"/></text:p>
      <text:p text:style-name="P2">R_DATE <text:s text:c="25"/>NO <text:s text:c="46"/></text:p>
      <text:p text:style-name="P2">ORDINAL <text:s text:c="22"/>YES <text:s text:c="45"/></text:p>
      <text:p text:style-name="P2"/>
      <text:p text:style-name="P2">SQL&gt; </text:p>
      <text:p text:style-name="P2">SQL&gt; insert into pie_food values('praven','berry',6483,'20-Jan-2005',7);</text:p>
      <text:p text:style-name="P2"><text:soft-page-break/>insert into pie_food values('praven','berry',6483,'20-Jan-2005',7)</text:p>
      <text:p text:style-name="P2">*</text:p>
      <text:p text:style-name="P2">ERROR at line 1:</text:p>
      <text:p text:style-name="P2">ORA-01779: cannot modify a column which maps to a non key-preserved table </text:p>
      <text:p text:style-name="P2"/>
      <text:p text:style-name="P2">SQL&gt; insert into Customers</text:p>
      <text:p text:style-name="P2"><text:s text:c="2"/>2 <text:s/>values(114,'Praveen','Kumar');</text:p>
      <text:p text:style-name="P2"/>
      <text:p text:style-name="P2">1 row created.</text:p>
      <text:p text:style-name="P2"/>
      <text:p text:style-name="P2">SQL&gt; insert into item_list</text:p>
      <text:p text:style-name="P2"><text:s text:c="2"/>2 <text:s/>values(50660, 7, <text:s/>'70-W');</text:p>
      <text:p text:style-name="P2"><text:s text:c="2"/></text:p>
      <text:p text:style-name="P2">1 row created.</text:p>
      <text:p text:style-name="P2"/>
      <text:p text:style-name="P2">SQL&gt; delete from pie_food</text:p>
      <text:p text:style-name="P2"><text:s text:c="2"/>2 <text:s/>where flavor = 'berry';</text:p>
      <text:p text:style-name="P2"/>
      <text:p text:style-name="P2">SQL&gt; select * from Pie_Food;</text:p>
      <text:p text:style-name="P2"/>
      <text:p text:style-name="P2">LNAME <text:s text:c="15"/>FLAVOR <text:s text:c="16"/>RNO RDATE <text:s text:c="7"/>ORDINAL <text:s text:c="11"/></text:p>
      <text:p text:style-name="P2">-------------------- --------------- ---------- --------- ---------- <text:s text:c="11"/></text:p>
      <text:p text:style-name="P2">SOPKO <text:s text:c="16"/>Apple <text:s text:c="15"/>51991 17-OCT-07 <text:s text:c="9"/>1 <text:s text:c="11"/></text:p>
      <text:p text:style-name="P2">CRUZEN <text:s text:c="13"/>Apple <text:s text:c="15"/>44798 04-OCT-07 <text:s text:c="9"/>3 <text:s text:c="11"/></text:p>
      <text:p text:style-name="P2">SOPKO <text:s text:c="16"/>Apple <text:s text:c="15"/>29226 26-OCT-07 <text:s text:c="9"/>2 <text:s text:c="11"/></text:p>
      <text:p text:style-name="P2">LOGAN <text:s text:c="15"/>Apple <text:s text:c="15"/>66227 10-OCT-07 <text:s text:c="9"/>2 <text:s text:c="11"/></text:p>
      <text:p text:style-name="P2">HELING <text:s text:c="14"/>Apple <text:s text:c="15"/>53376 30-OCT-07 <text:s text:c="9"/>3 <text:s text:c="11"/></text:p>
      <text:p text:style-name="P2">LOGAN <text:s text:c="15"/>Apple <text:s text:c="15"/>39685 28-OCT-07 <text:s text:c="9"/>4 <text:s text:c="11"/></text:p>
      <text:p text:style-name="P2">HAFFERKAMP <text:s text:c="2"/><text:span text:style-name="T1">A</text:span>pple <text:s text:c="15"/>50660 18-OCT-07 <text:s text:c="9"/>2 <text:s text:c="11"/></text:p>
      <text:p text:style-name="P2">CRUZEN <text:s text:c="13"/>Apple <text:s text:c="15"/>39109 02-OCT-07 <text:s text:c="9"/>1 <text:s text:c="11"/></text:p>
      <text:p text:style-name="P2">MESDAQ <text:s text:c="12"/>Apple <text:s text:c="15"/>98806 15-OCT-07 <text:s text:c="9"/>3 <text:s text:c="11"/></text:p>
      <text:p text:style-name="P2">SLINGLAND <text:s text:c="6"/>Apple <text:s text:c="15"/>47353 12-OCT-07 <text:s text:c="9"/>2 <text:s text:c="11"/></text:p>
      <text:p text:style-name="P2">SLINGLAND <text:s text:c="6"/>Apple <text:s text:c="15"/>87454 21-OCT-07 <text:s text:c="9"/>1 <text:s text:c="11"/></text:p>
      <text:p text:style-name="P2"/>
      <text:p text:style-name="P2">LNAME <text:s text:c="15"/>FLAVOR <text:s text:c="16"/>RNO RDATE <text:s text:c="7"/>ORDINAL <text:s text:c="11"/></text:p>
      <text:p text:style-name="P2">-------------------- --------------- ---------- --------- ---------- <text:s text:c="11"/></text:p>
      <text:p text:style-name="P2">ESPOSITA <text:s text:c="12"/>Apple <text:s text:c="15"/>48647 09-OCT-07 <text:s text:c="9"/>2 <text:s text:c="11"/></text:p>
      <text:p text:style-name="P2">ARNN <text:s text:c="19"/>Apple <text:s text:c="15"/>11548 21-OCT-07 <text:s text:c="9"/>2 <text:s text:c="11"/></text:p>
      <text:p text:style-name="P2"/>
      <text:p text:style-name="P2">13 rows selected.</text:p>
      <text:p text:style-name="P2"/>
      <text:p text:style-name="P2">SQL&gt; </text:p>
      <text:p text:style-name="P2"/>
      <text:p text:style-name="P2"/>
      <text:p text:style-name="P2"/>
      <text:p text:style-name="P2"/>
      <text:p text:style-name="P2"><text:soft-page-break/>SQL&gt; REM 5. Create a view Cheap_View from Cheap_Food that shows only the product id, flavor</text:p>
      <text:p text:style-name="P2">SQL&gt; REM <text:s text:c="3"/>and food.</text:p>
      <text:p text:style-name="P2">SQL&gt; </text:p>
      <text:p text:style-name="P2">SQL&gt; create view cheap_view as (</text:p>
      <text:p text:style-name="P2"><text:s text:c="2"/>2 <text:s/>select pid , flavor, food</text:p>
      <text:p text:style-name="P2"><text:s text:c="2"/>3 <text:s/>from cheap_food );</text:p>
      <text:p text:style-name="P2"/>
      <text:p text:style-name="P2">View created.</text:p>
      <text:p text:style-name="P2"/>
      <text:p text:style-name="P2">SQL&gt; </text:p>
      <text:p text:style-name="P2">SQL&gt; select * from cheap_view;</text:p>
      <text:p text:style-name="P2"/>
      <text:p text:style-name="P2">PID <text:s text:c="12"/>FLAVOR <text:s text:c="14"/>FOOD <text:s text:c="38"/></text:p>
      <text:p text:style-name="P2">--------------- -------------------- -------------------- <text:s text:c="22"/></text:p>
      <text:p text:style-name="P2">70-LEM <text:s text:c="9"/>Lemon <text:s text:c="15"/>Cookie <text:s text:c="36"/></text:p>
      <text:p text:style-name="P2">70-W <text:s text:c="11"/>Walnut <text:s text:c="14"/>Cookie <text:s text:c="36"/></text:p>
      <text:p text:style-name="P2"/>
      <text:p text:style-name="P2">SQL&gt; select COLUMN_NAME, UPDATABLE from USER_UPDATABLE_COLUMNS where table_name = 'CHEAP_VIEW';</text:p>
      <text:p text:style-name="P2"/>
      <text:p text:style-name="P2">COLUMN_NAME <text:s text:c="7"/>UPD <text:s text:c="45"/></text:p>
      <text:p text:style-name="P2">------------------------------ --- <text:s text:c="45"/></text:p>
      <text:p text:style-name="P2">PID <text:s text:c="33"/>YES <text:s text:c="45"/></text:p>
      <text:p text:style-name="P2">FLAVOR <text:s text:c="24"/>YES <text:s text:c="45"/></text:p>
      <text:p text:style-name="P2">FOOD <text:s text:c="29"/>YES <text:s text:c="45"/></text:p>
      <text:p text:style-name="P2"/>
      <text:p text:style-name="P2">SQL&gt; </text:p>
      <text:p text:style-name="P2">SQL&gt; insert into cheap_food values('Ac-RD-HG','gum','fondant',0.65);</text:p>
      <text:p text:style-name="P2"/>
      <text:p text:style-name="P2">1 row created.</text:p>
      <text:p text:style-name="P2"/>
      <text:p text:style-name="P2">SQL&gt; </text:p>
      <text:p text:style-name="P2">SQL&gt; update cheap_view</text:p>
      <text:p text:style-name="P2"><text:s text:c="2"/>2 <text:s/>set flavor = 'grapes'</text:p>
      <text:p text:style-name="P2"><text:s text:c="2"/>3 <text:s/>where flavor = 'gum';</text:p>
      <text:p text:style-name="P2"/>
      <text:p text:style-name="P2">1 row updated.</text:p>
      <text:p text:style-name="P2"/>
      <text:p text:style-name="P2">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QL&gt; select * from cheap_food;</text:p>
      <text:p text:style-name="P2"/>
      <text:p text:style-name="P2">PID <text:s text:c="12"/>FLAVOR <text:s text:c="14"/>FOOD <text:s text:c="21"/>PRICE <text:s text:c="11"/></text:p>
      <text:p text:style-name="P2">--------------- -------------------- -------------------- ---------- <text:s text:c="11"/></text:p>
      <text:p text:style-name="P2">70-LEM <text:s text:c="11"/>Lemon <text:s text:c="15"/>Cookie <text:s text:c="21"/>.79 <text:s text:c="11"/></text:p>
      <text:p text:style-name="P2">70-W <text:s text:c="16"/>Walnut <text:s text:c="14"/>Cookie <text:s text:c="21"/>.79 <text:s text:c="11"/></text:p>
      <text:p text:style-name="P2">Ac-RD-HG <text:s text:c="8"/>grapes <text:s text:c="14"/>fondant <text:s text:c="20"/>.65 <text:s text:c="6"/></text:p>
      <text:p text:style-name="P2"><text:s text:c="5"/></text:p>
      <text:p text:style-name="P2">3 row created.</text:p>
      <text:p text:style-name="P2">SQL&gt; </text:p>
      <text:p text:style-name="P2">SQL&gt; delete from cheap_food</text:p>
      <text:p text:style-name="P2"><text:s text:c="2"/>2 <text:s/>where pid= 'Ac-RD-HG';</text:p>
      <text:p text:style-name="P2"/>
      <text:p text:style-name="P2">1 row deleted.</text:p>
      <text:p text:style-name="P2"/>
      <text:p text:style-name="P2">SQL&gt; select * from cheap_food;</text:p>
      <text:p text:style-name="P2"/>
      <text:p text:style-name="P2">PID <text:s text:c="12"/>FLAVOR <text:s text:c="14"/>FOOD <text:s text:c="21"/>PRICE <text:s text:c="11"/></text:p>
      <text:p text:style-name="P2">--------------- -------------------- -------------------- ---------- <text:s text:c="11"/></text:p>
      <text:p text:style-name="P2">70-LEM <text:s text:c="9"/>Lemon <text:s text:c="14"/>Cookie <text:s text:c="21"/>.79 <text:s text:c="11"/></text:p>
      <text:p text:style-name="P2">70-W <text:s text:c="14"/>Walnut <text:s text:c="14"/>Cookie <text:s text:c="21"/>.79 <text:s text:c="11"/></text:p>
      <text:p text:style-name="P2"><text:s text:c="5"/></text:p>
      <text:p text:style-name="P2">2 row created.</text:p>
      <text:p text:style-name="P2">SQL&gt; </text:p>
      <text:p text:style-name="P2">SQL&gt; </text:p>
      <text:p text:style-name="P2">SQL&gt; </text:p>
      <text:p text:style-name="P2">SQL&gt; REM 6. Create a sequence named Ordinal_No_Seq which generates the ordinal number</text:p>
      <text:p text:style-name="P2">SQL&gt; REM <text:s text:c="3"/>starting from 1, increment by 1, to a maximum of 10. Include the options of cycle,</text:p>
      <text:p text:style-name="P2">SQL&gt; REM <text:s text:c="3"/>cache and order. Use this sequence to populate the item_list table for a new order.</text:p>
      <text:p text:style-name="P2">SQL&gt; </text:p>
      <text:p text:style-name="P2">SQL&gt; insert into receipts values(00001, '31-Oct-2007', 17);</text:p>
      <text:p text:style-name="P2"/>
      <text:p text:style-name="P2">1 row created.</text:p>
      <text:p text:style-name="P2"/>
      <text:p text:style-name="P2">SQL&gt; create sequence s</text:p>
      <text:p text:style-name="P2"><text:s text:c="2"/>2 <text:s/>start with 1</text:p>
      <text:p text:style-name="P2"><text:s text:c="2"/>3 <text:s/>increment by 1</text:p>
      <text:p text:style-name="P2"><text:s text:c="2"/>4 <text:s/>minvalue 1</text:p>
      <text:p text:style-name="P2"><text:s text:c="2"/>5 <text:s/>maxvalue 10</text:p>
      <text:p text:style-name="P2"><text:s text:c="2"/>6 <text:s/>nocycle</text:p>
      <text:p text:style-name="P2"><text:s text:c="2"/>7 <text:s/>order</text:p>
      <text:p text:style-name="P2"><text:s text:c="2"/>8 <text:s/>cache 10;</text:p>
      <text:p text:style-name="P2"/>
      <text:p text:style-name="P2">Sequence created.</text:p>
      <text:p text:style-name="P2"/>
      <text:p text:style-name="P2">SQL&gt; </text:p>
      <text:p text:style-name="P2"/>
      <text:p text:style-name="P2"><text:soft-page-break/>SQL&gt; insert into item_list values(00001, s.nextval, <text:s/>'45-CO');</text:p>
      <text:p text:style-name="P2"/>
      <text:p text:style-name="P2">1 row created.</text:p>
      <text:p text:style-name="P2"/>
      <text:p text:style-name="P2">SQL&gt; insert into item_list values(00001, s.nextval, <text:s/>'90-APR-PF');</text:p>
      <text:p text:style-name="P2"/>
      <text:p text:style-name="P2">1 row created.</text:p>
      <text:p text:style-name="P2"/>
      <text:p text:style-name="P2">SQL&gt; insert into item_list values(00001, s.nextval, <text:s/>'50-CHS');</text:p>
      <text:p text:style-name="P2"/>
      <text:p text:style-name="P2">1 row created.</text:p>
      <text:p text:style-name="P2"/>
      <text:p text:style-name="P2">SQL&gt; insert into item_list values(00001, s.nextval, <text:s/>'50-APP');</text:p>
      <text:p text:style-name="P2"/>
      <text:p text:style-name="P2">1 row created.</text:p>
      <text:p text:style-name="P2"/>
      <text:p text:style-name="P2">SQL&gt; insert into item_list values(00001, s.nextval, <text:s/>'70-R');</text:p>
      <text:p text:style-name="P2"/>
      <text:p text:style-name="P2">1 row created.</text:p>
      <text:p text:style-name="P2"/>
      <text:p text:style-name="P2">SQL&gt; </text:p>
      <text:p text:style-name="P2">SQL&gt; select * from receipts</text:p>
      <text:p text:style-name="P2"><text:s text:c="2"/>2 <text:s/>where rno = 00001;</text:p>
      <text:p text:style-name="P2"/>
      <text:p text:style-name="P2"><text:s text:c="7"/>RNO R_DATE <text:s text:c="10"/>CID <text:s text:c="48"/></text:p>
      <text:p text:style-name="P2">---------- --------- ---------- <text:s text:c="48"/></text:p>
      <text:p text:style-name="P2"><text:s text:c="9"/>1 31-OCT-07 <text:s text:c="8"/>17 <text:s text:c="48"/></text:p>
      <text:p text:style-name="P2"/>
      <text:p text:style-name="P2">SQL&gt; </text:p>
      <text:p text:style-name="P2">SQL&gt; select * from item_list</text:p>
      <text:p text:style-name="P2"><text:s text:c="2"/>2 <text:s/>where rno = 00001</text:p>
      <text:p text:style-name="P2"><text:s text:c="2"/>3 <text:s/>order by rno;</text:p>
      <text:p text:style-name="P2"/>
      <text:p text:style-name="P2"><text:s text:c="7"/>RNO <text:s text:c="3"/>ORDINAL ITEM <text:s text:c="53"/></text:p>
      <text:p text:style-name="P2">---------- ---------- -------------------- <text:s text:c="37"/></text:p>
      <text:p text:style-name="P2"><text:s text:c="9"/>1 <text:s text:c="9"/>1 45-CO <text:s text:c="52"/></text:p>
      <text:p text:style-name="P2"><text:s text:c="9"/>1 <text:s text:c="9"/>2 90-APR-PF <text:s text:c="48"/></text:p>
      <text:p text:style-name="P2"><text:s text:c="9"/>1 <text:s text:c="9"/>3 50-CHS <text:s text:c="51"/></text:p>
      <text:p text:style-name="P2"><text:s text:c="9"/>1 <text:s text:c="9"/>4 50-APP <text:s text:c="51"/></text:p>
      <text:p text:style-name="P2"><text:s text:c="9"/>1 <text:s text:c="9"/>5 70-R <text:s text:c="53"/></text:p>
      <text:p text:style-name="P2"/>
      <text:p text:style-name="P2">SQL&gt; </text:p>
      <text:p text:style-name="P2"/>
      <text:p text:style-name="P2"/>
      <text:p text:style-name="P2"/>
      <text:p text:style-name="P2"/>
      <text:p text:style-name="P2"/>
      <text:p text:style-name="P2"><text:soft-page-break/>SQL&gt; REM 7. Create a synonym named Product_details for the item_list relation. Perform the</text:p>
      <text:p text:style-name="P2">SQL&gt; REM <text:s text:c="3"/>DML operations on it.</text:p>
      <text:p text:style-name="P2">SQL&gt; </text:p>
      <text:p text:style-name="P2">SQL&gt; create synonym product_details</text:p>
      <text:p text:style-name="P2"><text:s text:c="2"/>2 <text:s/>for item_list;</text:p>
      <text:p text:style-name="P2"/>
      <text:p text:style-name="P2">Synonym created.</text:p>
      <text:p text:style-name="P2"/>
      <text:p text:style-name="P2">SQL&gt; </text:p>
      <text:p text:style-name="P2">SQL&gt; select *</text:p>
      <text:p text:style-name="P2"><text:s text:c="2"/>2 <text:s/>from product_details</text:p>
      <text:p text:style-name="P2"><text:s text:c="2"/>3 <text:s/>where item = <text:s/>'90-APR-PF';</text:p>
      <text:p text:style-name="P2"/>
      <text:p text:style-name="P2"><text:s text:c="7"/>RNO <text:s text:c="3"/>ORDINAL ITEM <text:s text:c="53"/></text:p>
      <text:p text:style-name="P2">---------- ---------- -------------------- <text:s text:c="37"/></text:p>
      <text:p text:style-name="P2"><text:s text:c="5"/>83085 <text:s text:c="9"/>3 90-APR-PF <text:s text:c="48"/></text:p>
      <text:p text:style-name="P2"><text:s text:c="5"/>27741 <text:s text:c="9"/>3 90-APR-PF <text:s text:c="48"/></text:p>
      <text:p text:style-name="P2"><text:s text:c="5"/>95962 <text:s text:c="9"/>1 90-APR-PF <text:s text:c="48"/></text:p>
      <text:p text:style-name="P2"><text:s text:c="5"/>44798 <text:s text:c="9"/>1 90-APR-PF <text:s text:c="48"/></text:p>
      <text:p text:style-name="P2"><text:s text:c="5"/>21162 <text:s text:c="9"/>3 90-APR-PF <text:s text:c="48"/></text:p>
      <text:p text:style-name="P2"><text:s text:c="5"/>82795 <text:s text:c="9"/>1 90-APR-PF <text:s text:c="48"/></text:p>
      <text:p text:style-name="P2"><text:s text:c="5"/>37636 <text:s text:c="9"/>1 90-APR-PF <text:s text:c="48"/></text:p>
      <text:p text:style-name="P2"><text:s text:c="5"/>86085 <text:s text:c="9"/>3 90-APR-PF <text:s text:c="48"/></text:p>
      <text:p text:style-name="P2"><text:s text:c="9"/>1 <text:s text:c="13"/>2 90-APR-PF <text:s text:c="48"/></text:p>
      <text:p text:style-name="P2"/>
      <text:p text:style-name="P2">9 rows selected.</text:p>
      <text:p text:style-name="P2"/>
      <text:p text:style-name="P2">SQL&gt; </text:p>
      <text:p text:style-name="P2">SQL&gt; insert into product_details values(insert into item_list values(91937, 8,<text:tab/>'51-BC');</text:p>
      <text:p text:style-name="P2"><text:s text:c="35"/></text:p>
      <text:p text:style-name="P2">1 row created.</text:p>
      <text:p text:style-name="P2"/>
      <text:p text:style-name="P2"/>
      <text:p text:style-name="P2">SQL&gt; </text:p>
      <text:p text:style-name="P2">SQL&gt; update product_details</text:p>
      <text:p text:style-name="P2"><text:s text:c="2"/>2 <text:s/>set ordinal = ordinal+1</text:p>
      <text:p text:style-name="P2"><text:s text:c="2"/>3 <text:s/>where rno=91937 and ordinal = 8;</text:p>
      <text:p text:style-name="P2">1 rows updated.</text:p>
      <text:p text:style-name="P2"/>
      <text:p text:style-name="P2">SQL&gt; </text:p>
      <text:p text:style-name="P2">SQL&gt; select * from item_list</text:p>
      <text:p text:style-name="P2"><text:s text:c="2"/>2 <text:s/>where rno = 91937;</text:p>
      <text:p text:style-name="P2"/>
      <text:p text:style-name="P2"><text:s text:c="7"/>RNO <text:s text:c="3"/>ORDINAL ITEM <text:s text:c="53"/></text:p>
      <text:p text:style-name="P2">---------- ---------- -------------------- <text:s text:c="37"/></text:p>
      <text:p text:style-name="P2"><text:s text:c="5"/>91937 <text:s text:c="9"/>1 51-BC <text:s text:c="52"/></text:p>
      <text:p text:style-name="P2"><text:s text:c="5"/>91937 <text:s text:c="9"/>2 51-APR <text:s text:c="51"/></text:p>
      <text:p text:style-name="P2"><text:soft-page-break/><text:s text:c="5"/>91937 <text:s text:c="9"/>9 51-BC <text:s text:c="51"/></text:p>
      <text:p text:style-name="P2"/>
      <text:p text:style-name="P2">SQL&gt; </text:p>
      <text:p text:style-name="P2">SQL&gt; delete from product_details</text:p>
      <text:p text:style-name="P2"><text:s text:c="2"/>2 <text:s/>where rno = 91937 and ordinal = 8;</text:p>
      <text:p text:style-name="P2"/>
      <text:p text:style-name="P2">1 rows deleted.</text:p>
      <text:p text:style-name="P2"/>
      <text:p text:style-name="P2">SQL&gt; </text:p>
      <text:p text:style-name="P2">SQL&gt; </text:p>
      <text:p text:style-name="P2">SQL&gt; </text:p>
      <text:p text:style-name="P2">SQL&gt; REM 8. Drop all the above created database objects.</text:p>
      <text:p text:style-name="P2">SQL&gt; </text:p>
      <text:p text:style-name="P2">SQL&gt; drop view Blue_flavor;</text:p>
      <text:p text:style-name="P2"/>
      <text:p text:style-name="P2">View dropped.</text:p>
      <text:p text:style-name="P2"/>
      <text:p text:style-name="P2">SQL&gt; drop view cheap_view;</text:p>
      <text:p text:style-name="P2"/>
      <text:p text:style-name="P2">View dropped.</text:p>
      <text:p text:style-name="P2"/>
      <text:p text:style-name="P2">SQL&gt; drop view hot_food;</text:p>
      <text:p text:style-name="P2"/>
      <text:p text:style-name="P2">View dropped.</text:p>
      <text:p text:style-name="P2"/>
      <text:p text:style-name="P2">SQL&gt; drop view pie_food;</text:p>
      <text:p text:style-name="P2"/>
      <text:p text:style-name="P2">View dropped.</text:p>
      <text:p text:style-name="P2"/>
      <text:p text:style-name="P2">SQL&gt; drop view cheap_food;</text:p>
      <text:p text:style-name="P2"/>
      <text:p text:style-name="P2">View dropped.</text:p>
      <text:p text:style-name="P2"/>
      <text:p text:style-name="P2">SQL&gt; drop sequence s;</text:p>
      <text:p text:style-name="P2"/>
      <text:p text:style-name="P2">Sequence dropped.</text:p>
      <text:p text:style-name="P2"/>
      <text:p text:style-name="P2">SQL&gt; drop synonym product_details;</text:p>
      <text:p text:style-name="P2"/>
      <text:p text:style-name="P2">Synonym dropped.</text:p>
      <text:p text:style-name="P2"/>
      <text:p text:style-name="P2">SQL&gt; delete from item_list where rno = 00001;</text:p>
      <text:p text:style-name="P2"/>
      <text:p text:style-name="P2">5 rows deleted.</text:p>
      <text:p text:style-name="P2"/>
      <text:p text:style-name="P2">SQL&gt; delete from receipts where rno = 00001;</text:p>
      <text:p text:style-name="P2"/>
      <text:p text:style-name="P2"><text:soft-page-break/>1 row deleted.</text:p>
      <text:p text:style-name="P2"/>
      <text:p text:style-name="P2">SQL&gt; </text:p>
      <text:p text:style-name="P2">SQL&gt; </text:p>
      <text:p text:style-name="P2">SQL&gt; </text:p>
      <text:p text:style-name="P2">SQL&gt; spool 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45cm" fo:margin-bottom="2.97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0:11:06.405311455</meta:creation-date>
    <dc:date>2019-02-18T20:26:33.655017512</dc:date>
    <meta:editing-duration>PT4M45S</meta:editing-duration>
    <meta:editing-cycles>1</meta:editing-cycles>
    <meta:document-statistic meta:table-count="0" meta:image-count="0" meta:object-count="0" meta:page-count="14" meta:paragraph-count="442" meta:word-count="1661" meta:character-count="21198" meta:non-whitespace-character-count="9399"/>
    <meta:generator>LibreOffice/6.0.7.3$Linux_X86_64 LibreOffice_project/00m0$Build-3</meta:generator>
  </office:meta>
</office:document-meta>
</file>